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3287b1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0.5pt" officeooo:rsid="001dc90b" officeooo:paragraph-rsid="00220bfd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officeooo:rsid="0023a930" officeooo:paragraph-rsid="0023a930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3287b1" officeooo:paragraph-rsid="003287b1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5pt" style:text-underline-style="solid" style:text-underline-width="auto" style:text-underline-color="font-color" style:font-size-asian="15pt" style:font-size-complex="1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32pt" style:font-size-asian="32pt" style:font-size-complex="32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2pt" officeooo:rsid="000b738b" officeooo:paragraph-rsid="0026004f" style:font-size-asian="12pt" style:font-size-complex="12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2pt" officeooo:rsid="000ce2e4" officeooo:paragraph-rsid="0026004f" style:font-size-asian="12pt" style:font-size-complex="12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2pt" officeooo:rsid="000e01dc" officeooo:paragraph-rsid="004149d3" style:font-size-asian="12pt" style:font-size-complex="12pt"/>
    </style:style>
    <style:style style:name="P15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paragraph-rsid="00355537" style:font-size-asian="25pt" style:font-size-complex="25pt"/>
    </style:style>
    <style:style style:name="P16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1ed30f" officeooo:paragraph-rsid="00305c8b" style:font-size-asian="25pt" style:font-size-complex="25pt"/>
    </style:style>
    <style:style style:name="P17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305c8b" officeooo:paragraph-rsid="00305c8b" style:font-size-asian="25pt" style:font-size-complex="25pt"/>
    </style:style>
    <style:style style:name="P18" style:family="paragraph" style:parent-style-name="Standard">
      <style:text-properties fo:color="#ff6600" style:font-name="Arial" fo:font-size="12pt" fo:language="fr" fo:country="BE" fo:font-style="italic" officeooo:paragraph-rsid="003567ee" style:font-size-asian="12pt" style:font-style-asian="italic" style:font-name-complex="Arial" style:font-size-complex="12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paragraph-rsid="003567ee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3567ee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officeooo:rsid="000f2d6b" style:font-name-asian="Times New Roman2" style:font-name-complex="Times New Roman2"/>
    </style:style>
    <style:style style:name="T4" style:family="text">
      <style:text-properties officeooo:rsid="003f526c" style:font-name-asian="Times New Roman2" style:font-name-complex="Times New Roman2"/>
    </style:style>
    <style:style style:name="T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6" style:family="text">
      <style:text-properties fo:font-weight="bold" officeooo:rsid="000f2d6b" style:font-name-asian="Times New Roman2" style:font-weight-asian="bold" style:font-name-complex="Times New Roman2" style:font-weight-complex="bold"/>
    </style:style>
    <style:style style:name="T7" style:family="text">
      <style:text-properties officeooo:rsid="000e01dc"/>
    </style:style>
    <style:style style:name="T8" style:family="text">
      <style:text-properties officeooo:rsid="000ce2e4"/>
    </style:style>
    <style:style style:name="T9" style:family="text">
      <style:text-properties style:text-position="super 58%"/>
    </style:style>
    <style:style style:name="T10" style:family="text">
      <style:text-properties fo:color="#ce181e" officeooo:rsid="0026004f" fo:background-color="#fff200" loext:char-shading-value="0"/>
    </style:style>
    <style:style style:name="T11" style:family="text">
      <style:text-properties fo:color="#ce181e" officeooo:rsid="000ce2e4" fo:background-color="#fff200" loext:char-shading-value="0"/>
    </style:style>
    <style:style style:name="T12" style:family="text">
      <style:text-properties fo:color="#ce181e" style:font-name="Arial" fo:language="fr" fo:country="BE" officeooo:rsid="004592ca" style:font-name-complex="Arial"/>
    </style:style>
    <style:style style:name="T13" style:family="text">
      <style:text-properties fo:color="#ce181e" style:font-name="Arial" fo:language="fr" fo:country="BE" officeooo:rsid="004592ca" fo:background-color="#fff200" loext:char-shading-value="0" style:font-name-complex="Arial"/>
    </style:style>
    <style:style style:name="T14" style:family="text">
      <style:text-properties fo:color="#ce181e" style:font-name="Arial" fo:language="fr" fo:country="BE" officeooo:rsid="004592ca" fo:background-color="#fff200" loext:char-shading-value="0" style:font-name-complex="Arial"/>
    </style:style>
    <style:style style:name="T15" style:family="text">
      <style:text-properties officeooo:rsid="003120a7"/>
    </style:style>
    <style:style style:name="T16" style:family="text">
      <style:text-properties officeooo:rsid="003287b1"/>
    </style:style>
    <style:style style:name="T17" style:family="text">
      <style:text-properties officeooo:rsid="00355537"/>
    </style:style>
    <style:style style:name="T18" style:family="text">
      <style:text-properties fo:color="#000000" style:font-name="Arial" fo:language="fr" fo:country="BE" style:text-underline-style="none" fo:font-weight="normal" style:font-weight-asian="normal" style:font-name-complex="Arial" style:font-weight-complex="normal"/>
    </style:style>
    <style:style style:name="T19" style:family="text">
      <style:text-properties fo:color="#000000" style:font-name="Arial" fo:language="fr" fo:country="BE" style:text-underline-style="none" fo:font-weight="normal" officeooo:rsid="0036de40" style:font-weight-asian="normal" style:font-name-complex="Arial" style:font-weight-complex="normal"/>
    </style:style>
    <style:style style:name="T20" style:family="text">
      <style:text-properties fo:color="#ff6600" fo:language="fr" fo:country="BE" style:text-underline-style="none" fo:font-weight="normal" style:font-weight-asian="normal" style:font-name-complex="Arial" style:font-weight-complex="normal"/>
    </style:style>
    <style:style style:name="T21" style:family="text">
      <style:text-properties style:font-name="Arial" fo:language="fr" fo:country="BE" style:font-name-complex="Arial"/>
    </style:style>
    <style:style style:name="T22" style:family="text">
      <style:text-properties style:font-name="Arial" fo:language="fr" fo:country="BE" officeooo:rsid="003b2d45" style:font-name-complex="Arial"/>
    </style:style>
    <style:style style:name="T23" style:family="text">
      <style:text-properties style:font-name="Arial" fo:language="fr" fo:country="BE" officeooo:rsid="004592ca" style:font-name-complex="Arial"/>
    </style:style>
    <style:style style:name="T24" style:family="text">
      <style:text-properties style:font-name="Arial" fo:language="fr" fo:country="BE" officeooo:rsid="0046c16a" style:font-name-complex="Arial"/>
    </style:style>
    <style:style style:name="T25" style:family="text">
      <style:text-properties style:use-window-font-color="true" style:font-name="Arial" fo:language="fr" fo:country="BE" fo:background-color="transparent" loext:char-shading-value="0" style:font-name-complex="Arial"/>
    </style:style>
    <style:style style:name="T26" style:family="text">
      <style:text-properties style:use-window-font-color="true" style:font-name="Arial" fo:language="fr" fo:country="BE" officeooo:rsid="00394410" fo:background-color="transparent" loext:char-shading-value="0" style:font-name-complex="Arial"/>
    </style:style>
    <style:style style:name="T27" style:family="text">
      <style:text-properties style:use-window-font-color="true" style:font-name="Arial" fo:language="fr" fo:country="BE" officeooo:rsid="003b2d45" fo:background-color="transparent" loext:char-shading-value="0" style:font-name-complex="Arial"/>
    </style:style>
    <style:style style:name="T28" style:family="text">
      <style:text-properties style:use-window-font-color="true" fo:language="fr" fo:country="BE" fo:font-style="normal" style:text-underline-style="none" fo:font-weight="normal" fo:background-color="transparent" loext:char-shading-value="0" style:font-style-asian="normal" style:font-weight-asian="normal" style:font-name-complex="Arial" style:font-style-complex="normal" style:font-weight-complex="normal"/>
    </style:style>
    <style:style style:name="T29" style:family="text">
      <style:text-properties style:use-window-font-color="true" fo:language="fr" fo:country="BE" fo:font-style="normal" style:text-underline-style="none" fo:font-weight="normal" officeooo:rsid="000f2d6b" fo:background-color="transparent" loext:char-shading-value="0" style:font-name-asian="Times New Roman2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ff3333" fo:language="fr" fo:country="BE" style:text-underline-style="none" fo:font-weight="normal" fo:background-color="#ffff00" loext:char-shading-value="0" style:font-weight-asian="normal" style:font-name-complex="Arial" style:font-weight-complex="normal"/>
    </style:style>
    <style:style style:name="T31" style:family="text">
      <style:text-properties fo:color="#ff3333" fo:language="fr" fo:country="BE" style:text-underline-style="none" fo:font-weight="normal" officeooo:rsid="0036de40" fo:background-color="#ffff00" loext:char-shading-value="0" style:font-weight-asian="normal" style:font-name-complex="Arial" style:font-weight-complex="normal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1"><text:span text:style-name="T32">do text</text:span></text:p><text:p text:style-name="P21"><text:span text:style-name="T32">from document(at=header, format='odt')</text:span></text:p></office:annotation><text:span text:style-name="T1">Import depuis header.odt</text:span></text:p></draw:text-box></draw:frame></text:p>
      <text:p text:style-name="P2"/>
      <text:p text:style-name="P2"/>
      <text:p text:style-name="P16">AFFICHAGE De la</text:p>
      <text:p text:style-name="P15"><text:span text:style-name="T17">décision de </text:span>permis</text:p>
      <text:p text:style-name="P17">d'environnement</text:p>
      <text:p text:style-name="P3"/>
      <text:p text:style-name="P4">Conformément <text:span text:style-name="T16">au décret du 11 mars 1999</text:span></text:p>
      <text:p text:style-name="P8">relatif au permis d'environnement</text:p>
      <text:p text:style-name="P3"/>
      <text:p text:style-name="P3"/>
      <text:p text:style-name="P2"/>
      <text:p text:style-name="P5"/>
      <text:p text:style-name="P20"><text:span text:style-name="T21"><office:annotation><dc:creator>bleybaert</dc:creator><dc:date>2018-11-06T16:41:15.759881392</dc:date><loext:sender-initials>ble</loext:sender-initials><text:p text:style-name="P21"><text:span text:style-name="T33">do text if self.getLastLicenceDelivery()</text:span></text:p></office:annotation></text:span><text:span text:style-name="T21">Le Bourgmestre porte à la connaissance du public que le </text:span><text:span text:style-name="T14">Collège Communal</text:span><text:span text:style-name="T23"> </text:span><text:span text:style-name="T25">de la Ville d</text:span><text:span text:style-name="T26">e </text:span><text:span text:style-name="T26"><text:text-input text:description="">tool.getCityName()</text:text-input></text:span><text:span text:style-name="T21"><text:s/>a délivré en date du </text:span><text:span text:style-name="T21"><text:text-input text:description="">licence_view.format_date(self.getLastLicenceDelivery().getEventDate())</text:text-input></text:span><text:span text:style-name="T21"><text:s/>un permis </text:span><text:span text:style-name="T25">d’environnement</text:span><text:span text:style-name="T21"> à </text:span><text:span text:style-name="T21"><text:text-input text:description="">self.getApplicantsSignaletic()</text:text-input></text:span><text:span text:style-name="T21">, relatif à </text:span><text:span text:style-name="T21"><text:text-input text:description="">self.getLicenceSubject()</text:text-input></text:span><text:span text:style-name="T21"><text:s/></text:span><text:span text:style-name="T22">sis </text:span><text:span text:style-name="T22"><text:text-input text:description="">self.getWorkLocationSignaletic()</text:text-input></text:span><text:span text:style-name="T22">.</text:span></text:p>
      <text:p text:style-name="P18"/>
      <text:p text:style-name="P19"><text:span text:style-name="T18">La décision</text:span><text:span text:style-name="T20"> </text:span><text:span text:style-name="T18">peut être consulté </text:span><text:span text:style-name="T18"><text:text-input text:description="">licence_view.format_date(self.getLastDisplayingTheDecision().getDisplayDate())</text:text-input></text:span><text:span text:style-name="T18"><text:s/>au</text:span><text:span text:style-name="T28"> </text:span><text:span text:style-name="T28"><text:text-input text:description="">licence_view.format_date(self.getLastDisplayingTheDecision().getDisplayDateEnd())</text:text-input></text:span><text:span text:style-name="T18">, tous les jours ouvrables de 8h30 à 12h et de 14h à 16h </text:span><text:span text:style-name="T30">ainsi que le mardi jusque 20 h (uniquement sur rendez-vous au 065/40.55.87) au Service Environnement, </text:span><text:span text:style-name="T31">ADRESSE</text:span><text:span text:style-name="T19">.</text:span></text:p>
      <text:p text:style-name="P5"/>
      <text:p text:style-name="P5"/>
      <text:p text:style-name="P9">OBJET :</text:p>
      <text:p text:style-name="P5"/>
      <text:p text:style-name="P10"><text:text-input text:description="Objet des travaux">self.getLicenceSubject()</text:text-input></text:p>
      <text:p text:style-name="P5"/>
      <text:p text:style-name="P5"/>
      <text:p text:style-name="P12"><text:span text:style-name="T7">Conformément aux dispositions du titre Ier de la partie III du Livre Ier du Code de l’Environnement, l</text:span>e permis <text:span text:style-name="T15">d'environnement</text:span> peut être consulté au Service Urbanisme, <text:span text:style-name="T10">ADRESSE</text:span>, <text:span text:style-name="T8">ouvert du lundi au vendredi, de 8h30 à 12h00 ou l’après-midi, sur rendez-vous pris au plus tard vingt-quatre heures à l’avance auprès du Service Urbanisme (</text:span><text:span text:style-name="T11">TEL</text:span><text:span text:style-name="T8">).</text:span></text:p>
      <text:p text:style-name="P12">Ce document stipule les conditions dont la décision est assortie, les motifs et considérations qui ont fondé cette décision ainsi que les principales mesures destinées à éviter, réduire et, si possible, compenser les effets négatifs importants.</text:p>
      <text:p text:style-name="P12"/>
      <text:p text:style-name="P13">Tout recours sera adressé auprès du Ministre de l’Environnement, de l’Aménagement du Territoire, de la Mobilité et des Transports et du Bien-être animal, par lettre recommandée à la poste avec accusé de réception ou remis contre récépissé au fonctionnaire technique compétent sur recours – Service public de Wallonie, c/o Direction générale opérationnelle de l’Agriculture, des Ressources naturelles et de l’Environnement, av. Prince de Liège, 15, à 5100 Namur, à dater du 1<text:span text:style-name="T9">er</text:span> jour de l’affichage de la décision. Le recours n’est pas suspensif de la décision attaquée.</text:p>
      <text:p text:style-name="P13"/>
      <text:p text:style-name="P14"><text:span text:style-name="T2">Le présent avis est affiché par le Collège communal dans un délai de dix jours de la notification de la décision à la Commune de </text:span><text:span text:style-name="T2"><text:text-input text:description="">tool.getCityName()</text:text-input></text:span><text:span text:style-name="T2"><text:s/>de l’octroi du permis </text:span><text:span text:style-name="T4">d'environnement</text:span><text:span text:style-name="T2"> </text:span><text:span text:style-name="T3">et ce, pendant une durée de vingt jours, soit </text:span><text:span text:style-name="T6">jusqu’au </text:span><text:span text:style-name="T29"><text:text-input text:description="">licence_view.format_date(self.getLastDisplayingTheDecision().getDisplayDateEnd())</text:text-input></text:span><text:span text:style-name="T29">.</text:span></text:p>
      <text:p text:style-name="P5"><text:soft-page-break/></text:p>
      <text:p text:style-name="P6"><text:text-input text:description="">tool.getCityName()</text:text-input>, le <text:span text:style-name="T5"><text:text-input text:description="Délivré à xxx le xxx">tool.formatDate(urbanEventObj.getEventDate())</text:text-input></text:span></text:p>
      <text:p text:style-name="P11"/>
      <text:p text:style-name="P7"><office:annotation><dc:creator>bleybaert</dc:creator><dc:date>2018-07-20T10:49:48</dc:date><loext:sender-initials>ble</loext:sender-initials><text:p text:style-name="P21"><text:span text:style-name="T33">do text</text:span></text:p><text:p text:style-name="P21"><text:span text:style-name="T33">from document(at=signatures, format='odt')</text:span></text:p></office:annotation>Import depuis signatures.od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7T15:49:32.277720798</dc:date>
    <dc:language>fr-FR</dc:language>
    <meta:editing-cycles>123</meta:editing-cycles>
    <meta:editing-duration>P1DT11H52M20S</meta:editing-duration>
    <dc:creator>bleybaert</dc:creator>
    <meta:document-statistic meta:table-count="0" meta:image-count="0" meta:object-count="0" meta:page-count="2" meta:paragraph-count="16" meta:word-count="346" meta:character-count="2459" meta:non-whitespace-character-count="2157"/>
    <meta:user-defined meta:name="Info 1"/>
    <meta:user-defined meta:name="Info 2"/>
    <meta:user-defined meta:name="Info 3"/>
    <meta:user-defined meta:name="Info 4"/>
  </office:meta>
</office:document-meta>
</file>